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09cm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cm" svg:height="1cm" svg:x="4.5cm" svg:y="3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3cm" svg:y="9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 Flags / diagnostics</text:span></text:p>
        </draw:rect>
        <draw:rect draw:style-name="gr1" draw:text-style-name="P5" draw:layer="layout" svg:width="10cm" svg:height="6.004cm" svg:x="3cm" svg:y="20.996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</draw:rect>
        <draw:ellipse draw:style-name="gr1" draw:text-style-name="P2" draw:layer="layout" svg:width="7cm" svg:height="2cm" svg:x="4.5cm" svg:y="4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2" draw:text-style-name="P1" draw:layer="layout" svg:width="0.695cm" svg:height="0.2cm" draw:transform="rotate (-1.5707963267949) translate (8.1cm 4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18.997cm">
          <text:p text:style-name="P1"><text:span text:style-name="T3">30 min data</text:span></text:p>
        </draw:ellipse>
        <draw:rect draw:style-name="gr1" draw:text-style-name="P6" draw:layer="layout" svg:width="4cm" svg:height="1cm" draw:transform="rotate (1.5707963267949) translate (1cm 7cm)">
          <text:p text:style-name="P1">On field</text:p>
        </draw:rect>
        <draw:rect draw:style-name="gr1" draw:text-style-name="P2" draw:layer="layout" svg:width="7cm" svg:height="1cm" svg:x="4.5cm" svg:y="7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2" draw:text-style-name="P1" draw:layer="layout" svg:width="0.695cm" svg:height="0.2cm" draw:transform="rotate (-1.5707963267949) translate (8.1cm 7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9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6cm" draw:corner-radius="0.8cm">
          <text:p text:style-name="P1"><text:span text:style-name="T1">Launch_workflow.py</text:span></text:p>
          <text:p text:style-name="P1"><text:span text:style-name="T1"/></text:p>
          <text:p text:style-name="P3"><text:span text:style-name="T3">Specify paths of the different </text:span><text:span text:style-name="T3"><text:line-break/></text:span><text:span text:style-name="T3">directories where :</text:span></text:p>
          <text:p text:style-name="P3"><text:span text:style-name="T3">- data are stored</text:span></text:p>
          <text:p text:style-name="P3"><text:span text:style-name="T3">- intermediate results should be saved</text:span></text:p>
          <text:p text:style-name="P3"><text:span text:style-name="T3">- final results should be saved</text:span></text:p>
        </draw:rect>
        <draw:custom-shape draw:style-name="gr2" draw:text-style-name="P1" draw:layer="layout" svg:width="0.695cm" svg:height="0.2cm" draw:transform="rotate (-1.5707963267949) translate (8.1cm 18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0.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7.1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6" draw:layer="layout" svg:width="27.4cm" svg:height="1cm" draw:transform="rotate (1.5707963267949) translate (1cm 35cm)">
          <text:p text:style-name="P1">Pipeline</text:p>
        </draw:rect>
        <draw:custom-shape draw:style-name="gr2" draw:text-style-name="P1" draw:layer="layout" svg:width="6.4cm" svg:height="0.2cm" draw:transform="rotate (-3.14159265358979) translate (14.8cm 7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6cm" svg:height="0.2cm" draw:transform="rotate (-3.14159265358979) translate (14.8cm 14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36cm">
          <text:p text:style-name="P1"><text:span text:style-name="T3">30 min final data</text:span></text:p>
        </draw:ellipse>
        <draw:rect draw:style-name="gr1" draw:text-style-name="P5" draw:layer="layout" svg:width="10cm" svg:height="4.004cm" svg:x="3cm" svg:y="27.996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</text:span></text:p>
        </draw:rect>
        <draw:custom-shape draw:style-name="gr2" draw:text-style-name="P1" draw:layer="layout" svg:width="0.695cm" svg:height="0.2cm" draw:transform="rotate (-1.5707963267949) translate (8.1cm 35.14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4cm" svg:height="0.2cm" draw:transform="rotate (-3.14159265358979) translate (14.8cm 20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12.5cm" draw:corner-radius="0.8cm">
          <text:p text:style-name="P1"><text:span text:style-name="T1">Eddy Pro configuration files</text:span></text:p>
          <text:p text:style-name="P1"><text:span text:style-name="T1"/></text:p>
          <text:p text:style-name="P3"><text:span text:style-name="T3">- *.eddypro : the project file. Contains most </text:span><text:span text:style-name="T3"><text:line-break/></text:span><text:span text:style-name="T3"> <text:s/>of the processing options. </text:span></text:p>
          <text:p text:style-name="P3"><text:span text:style-name="T3">- *.metadata : additional information mostly</text:span><text:span text:style-name="T3"><text:line-break/></text:span><text:span text:style-name="T3">related to input file format</text:span></text:p>
        </draw:rect>
        <draw:rect draw:style-name="gr1" draw:text-style-name="P2" draw:layer="layout" svg:width="7cm" svg:height="3cm" svg:x="15cm" svg:y="19cm" draw:corner-radius="0.8cm">
          <text:p text:style-name="P1"><text:span text:style-name="T1">Variable_description.xlsx</text:span></text:p>
          <text:p text:style-name="P1"><text:span text:style-name="T1"/></text:p>
          <text:p text:style-name="P3"><text:span text:style-name="T3">Excel file that contains the name </text:span><text:span text:style-name="T3"><text:line-break/></text:span><text:span text:style-name="T3">correspondance between « raw » </text:span><text:span text:style-name="T3"><text:line-break/></text:span><text:span text:style-name="T3">variables names and final database </text:span></text:p>
          <text:p text:style-name="P3"><text:span text:style-name="T3">names. </text:span></text:p>
        </draw:rect>
        <draw:rect draw:style-name="gr1" draw:text-style-name="P2" draw:layer="layout" svg:width="7cm" svg:height="2cm" svg:x="15cm" svg:y="29cm" draw:corner-radius="0.8cm">
          <text:p text:style-name="P1"><text:span text:style-name="T1">gapfilling_configuration.xlsx</text:span></text:p>
          <text:p text:style-name="P1"><text:span text:style-name="T1"/></text:p>
          <text:p text:style-name="P3"><text:span text:style-name="T3">Contains all the user specified options</text:span><text:span text:style-name="T3"><text:line-break/></text:span><text:span text:style-name="T3">for gap filling</text:span></text:p>
        </draw:rect>
        <draw:custom-shape draw:style-name="gr2" draw:text-style-name="P1" draw:layer="layout" svg:width="1.6cm" svg:height="0.2cm" draw:transform="rotate (-3.14159265358979) translate (14.8cm 30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7" draw:layer="layout" svg:x1="14cm" svg:y1="1cm" svg:x2="14cm" svg:y2="37cm">
          <text:p/>
        </draw:line>
        <draw:rect draw:style-name="gr4" draw:text-style-name="P9" draw:layer="layout" svg:width="6cm" svg:height="1cm" svg:x="5cm" svg:y="1.2cm">
          <text:p text:style-name="P8"><text:span text:style-name="T6">Data and processes</text:span></text:p>
        </draw:rect>
        <draw:rect draw:style-name="gr4" draw:text-style-name="P9" draw:layer="layout" svg:width="7cm" svg:height="1cm" svg:x="15cm" svg:y="1.4cm">
          <text:p text:style-name="P8"><text:span text:style-name="T6">Configuration files</text:span></text:p>
        </draw:rect>
        <draw:rect draw:style-name="gr1" draw:text-style-name="P5" draw:layer="layout" svg:width="10cm" svg:height="2cm" svg:x="3cm" svg:y="33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8.1cm 32.1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rect draw:style-name="gr1" draw:text-style-name="P2" draw:layer="layout" svg:width="7cm" svg:height="1cm" svg:x="2.5cm" svg:y="1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1cm" svg:y="7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 Flags / diagnostics</text:span></text:p>
        </draw:rect>
        <draw:rect draw:style-name="gr1" draw:text-style-name="P5" draw:layer="layout" svg:width="10cm" svg:height="6.004cm" svg:x="12.9cm" svg:y="1.9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</draw:rect>
        <draw:ellipse draw:style-name="gr1" draw:text-style-name="P2" draw:layer="layout" svg:width="7cm" svg:height="2cm" svg:x="2.5cm" svg:y="2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5" draw:text-style-name="P1" draw:layer="layout" svg:width="0.695cm" svg:height="0.2cm" draw:transform="rotate (-1.5707963267949) translate (6.1cm 2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2.475cm" svg:y="16.997cm">
          <text:p text:style-name="P1"><text:span text:style-name="T3">30 min data</text:span></text:p>
        </draw:ellipse>
        <draw:rect draw:style-name="gr1" draw:text-style-name="P2" draw:layer="layout" svg:width="7cm" svg:height="1cm" svg:x="2.5cm" svg:y="5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5" draw:text-style-name="P1" draw:layer="layout" svg:width="0.695cm" svg:height="0.2cm" draw:transform="rotate (-1.5707963267949) translate (6.1cm 5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7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16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18cm 8.0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14.375cm" svg:y="16.904cm">
          <text:p text:style-name="P1"><text:span text:style-name="T3">30 min final data</text:span></text:p>
        </draw:ellipse>
        <draw:rect draw:style-name="gr1" draw:text-style-name="P5" draw:layer="layout" svg:width="10cm" svg:height="4.004cm" svg:x="12.9cm" svg:y="8.9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</text:span></text:p>
        </draw:rect>
        <draw:custom-shape draw:style-name="gr5" draw:text-style-name="P1" draw:layer="layout" svg:width="0.695cm" svg:height="0.2cm" draw:transform="rotate (-1.5707963267949) translate (18cm 16.0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5" draw:layer="layout" svg:width="10cm" svg:height="2cm" svg:x="12.9cm" svg:y="13.904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18cm 13.0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1cm" svg:height="2.35cm" draw:transform="rotate (1.5707963267949) translate (9.65cm 17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cm" svg:height="16.55cm" svg:x="11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cm" svg:height="6cm" draw:transform="rotate (1.5707963267949) translate (12cm 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95cm" svg:height="0.2cm" draw:transform="rotate (-1.5707963267949) translate (18.05cm 1.10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25T20:16:46.05</meta:creation-date>
    <dc:date>2022-02-07T12:35:51.266000000</dc:date>
    <meta:editing-duration>PT21H16M21S</meta:editing-duration>
    <meta:editing-cycles>33</meta:editing-cycles>
    <meta:generator>LibreOffice/7.1.0.3$Windows_X86_64 LibreOffice_project/f6099ecf3d29644b5008cc8f48f42f4a40986e4c</meta:generator>
    <meta:document-statistic meta:object-count="50"/>
  </office:meta>
</office:document-meta>
</file>